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02cm" fo:min-width="6.779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889cm" fo:min-width="4.58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81d41a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3465a4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279cm" svg:height="1.27cm" svg:x="4.492cm" svg:y="10.142cm">
          <draw:text-box>
            <text:p text:style-name="P1"><text:span text:style-name="T1">Nb features</text:span></text:p>
          </draw:text-box>
        </draw:frame>
        <draw:line draw:style-name="gr2" draw:text-style-name="P3" draw:layer="layout" svg:x1="1.635cm" svg:y1="9.572cm" svg:x2="14.335cm" svg:y2="9.572cm">
          <text:p/>
        </draw:line>
        <draw:frame draw:style-name="gr3" draw:text-style-name="P2" draw:layer="layout" svg:width="5.08cm" svg:height="2.139cm" draw:transform="rotate (-1.5707963267949) translate (17.452cm 3.792cm)">
          <draw:text-box>
            <text:p text:style-name="P1"><text:span text:style-name="T1">Batch size</text:span></text:p>
          </draw:text-box>
        </draw:frame>
        <draw:line draw:style-name="gr2" draw:text-style-name="P3" draw:layer="layout" svg:x1="15.605cm" svg:y1="4.175cm" svg:x2="15.605cm" svg:y2="8.62cm">
          <text:p/>
        </draw:line>
        <draw:frame draw:style-name="gr4" draw:layer="layout" svg:width="14.098cm" svg:height="4.809cm" svg:x="0.992cm" svg:y="3.9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28T14:02:39.697206700</dc:date>
    <meta:editing-duration>PT10M2S</meta:editing-duration>
    <meta:editing-cycles>4</meta:editing-cycles>
    <meta:generator>LibreOffice/26.2.1.2$Windows_X86_64 LibreOffice_project/620$Build-2</meta:generator>
    <meta:document-statistic meta:object-count="5"/>
  </office:meta>
</office:document-meta>
</file>